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965cm"/>
    </style:style>
    <style:style style:name="co4" style:family="table-column">
      <style:table-column-properties fo:break-before="auto" style:column-width="1.74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66ff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35cm solid #000000"/>
    </style:style>
    <style:style style:name="ce4" style:family="table-cell" style:parent-style-name="Default">
      <style:table-cell-properties fo:background-color="#ffff99" style:diagonal-bl-tr="none" style:diagonal-tl-br="0.035cm solid #000000" fo:border="0.035cm solid #000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ccffff" style:diagonal-bl-tr="none" style:diagonal-tl-br="none" fo:border="0.035cm solid #000000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="visible" draw:shadow-offset-x="0.212cm" draw:shadow-offset-y="0.212cm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/>
      </table:calculation-settings>
      <table:table table:name="演習問題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アンケート集計（個別）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№</text:p>
          </table:table-cell>
          <table:table-cell table:style-name="ce2" office:value-type="string">
            <text:p>質問1</text:p>
          </table:table-cell>
          <table:table-cell table:style-name="ce2" office:value-type="string">
            <text:p>質問2</text:p>
          </table:table-cell>
          <table:table-cell table:style-name="ce2" office:value-type="string">
            <text:p>質問3</text:p>
          </table:table-cell>
          <table:table-cell/>
          <table:table-cell>
            <draw:custom-shape table:end-cell-address="演習問題.L14" table:end-x="1.013cm" table:end-y="0.495cm" draw:z-index="0" draw:name="Text 1" draw:style-name="gr1" draw:text-style-name="P2" svg:width="9.685cm" svg:height="6.293cm" svg:x="0cm" svg:y="0.001cm">
              <text:p text:style-name="P1"><text:span text:style-name="T1"/></text:p>
              <text:p text:style-name="P1"><text:span text:style-name="T1">　　</text:span><text:span text:style-name="T2">アンケート（質問項目）</text:span></text:p>
              <text:p text:style-name="P1"><text:span text:style-name="T1"/></text:p>
              <text:p text:style-name="P1"><text:span text:style-name="T1">　　</text:span><text:span text:style-name="T3">質問</text:span><text:span text:style-name="T3">1</text:span><text:span text:style-name="T3">　</text:span><text:span text:style-name="T3">Calc</text:span><text:span text:style-name="T3">を使いますか</text:span></text:p>
              <text:p text:style-name="P1"><text:span text:style-name="T1">　　</text:span><text:span text:style-name="T1">1</text:span><text:span text:style-name="T1">：よく使う　　　</text:span><text:span text:style-name="T1">2</text:span><text:span text:style-name="T1">：たまに使う　　　</text:span><text:span text:style-name="T1">3</text:span><text:span text:style-name="T1">：ほとんど使わない</text:span></text:p>
              <text:p text:style-name="P1"><text:span text:style-name="T1"/></text:p>
              <text:p text:style-name="P1"><text:span text:style-name="T1">　　</text:span><text:span text:style-name="T3">質問</text:span><text:span text:style-name="T3">2</text:span><text:span text:style-name="T3">　</text:span><text:span text:style-name="T3">Writer</text:span><text:span text:style-name="T3">を使いますか</text:span></text:p>
              <text:p text:style-name="P1"><text:span text:style-name="T1">　　</text:span><text:span text:style-name="T1">1</text:span><text:span text:style-name="T1">：よく使う　　　</text:span><text:span text:style-name="T1">2</text:span><text:span text:style-name="T1">：たまに使う　　　</text:span><text:span text:style-name="T1">3</text:span><text:span text:style-name="T1">：ほとんど使わない</text:span></text:p>
              <text:p text:style-name="P1"><text:span text:style-name="T1"/></text:p>
              <text:p text:style-name="P1"><text:span text:style-name="T1">　　</text:span><text:span text:style-name="T3">質問</text:span><text:span text:style-name="T3">3</text:span><text:span text:style-name="T3">　</text:span><text:span text:style-name="T3">Impress</text:span><text:span text:style-name="T3">を使いますか</text:span></text:p>
              <text:p text:style-name="P1"><text:span text:style-name="T1">　　</text:span><text:span text:style-name="T1">1</text:span><text:span text:style-name="T1">：よく使う　　　</text:span><text:span text:style-name="T1">2</text:span><text:span text:style-name="T1">：たまに使う　　　</text:span><text:span text:style-name="T1">3</text:span><text:span text:style-name="T1">：ほとんど使わない</text:span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0010">
            <text:p>100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20">
            <text:p>100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30">
            <text:p>1003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40">
            <text:p>1004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50">
            <text:p>1005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60">
            <text:p>1006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70">
            <text:p>1007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80">
            <text:p>1008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090">
            <text:p>100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0100">
            <text:p>101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アンケート集計（全体）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2" office:value-type="string" table:number-columns-spanned="3" table:number-rows-spanned="1">
            <text:p>件数</text:p>
          </table:table-cell>
          <table:covered-table-cell table:style-name="ce2"/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2" office:value-type="string">
            <text:p>回答</text:p>
          </table:table-cell>
          <table:table-cell table:style-name="ce2" office:value-type="string">
            <text:p>質問1</text:p>
          </table:table-cell>
          <table:table-cell table:style-name="ce2" office:value-type="string">
            <text:p>質問2</text:p>
          </table:table-cell>
          <table:table-cell table:style-name="ce2" office:value-type="string">
            <text:p>質問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7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>
            <text:p>※式を複写することを考えて絶対参照に注意しましょう。</text:p>
          </table:table-cell>
          <table:table-cell table:number-columns-repeated="1022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_6" table:base-cell-address="$演習問題.$A$1" table:expression="$#REF!.$A$1:$J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style:text-properties fo:color="#ff0000"/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45">
      <number:month/>
      <number:text>/</number:text>
      <number:day/>
    </number:date-style>
    <number:date-style style:name="N146">
      <number:month number:textual="true"/>
      <number:text>-</number:text>
      <number:year number:style="long"/>
    </number:date-style>
    <number:date-style style:name="N148P0" style:volatile="true">
      <number:year number:style="long"/>
      <number:text>/</number:text>
      <number:month/>
      <number:text>/</number:text>
      <number:day/>
    </number:date-style>
    <number:text-style style:name="N148">
      <number:text-content/>
      <style:map style:condition="value()&gt;=0" style:apply-style-name="N148P0"/>
    </number:text-style>
    <number:date-style style:name="N149P0" style:volatile="true">
      <number:month/>
      <number:text>/</number:text>
      <number:day/>
    </number:date-style>
    <number:text-style style:name="N149">
      <number:text-content/>
      <style:map style:condition="value()&gt;=0" style:apply-style-name="N149P0"/>
    </number:text-style>
    <number:number-style style:name="N150">
      <number:number number:decimal-places="1" number:min-integer-digits="1"/>
    </number:number-style>
    <number:date-style style:name="N151">
      <number:day-of-week number:calendar="gengou"/>
    </number:date-style>
    <number:date-style style:name="N152">
      <number:day-of-week number:calendar="gengou"/>
      <number:text>曜日</number:text>
    </number:date-style>
    <number:date-style style:name="N153">
      <number:day-of-week number:calendar="gengou" number:style="long"/>
    </number:date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09"/>
    <style:style style:name="無題1" style:family="table-cell" style:parent-style-name="Default">
      <style:table-cell-properties fo:background-color="#ff8080"/>
    </style:style>
    <style:style style:name="無題2" style:family="table-cell" style:parent-style-name="Default">
      <style:table-cell-properties fo:background-color="#ff3366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98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2011/04/07</text:date>, <text:time>15:5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売上成績" style:display-name="PageStyle_売上成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従業員名簿" style:display-name="PageStyle_従業員名簿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顧客リスト" style:display-name="PageStyle_顧客リス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成績表" style:display-name="PageStyle_成績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注文伝票" style:display-name="PageStyle_注文伝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アンケート集計" style:display-name="PageStyle_アンケート集計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納品書" style:display-name="PageStyle_納品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xcel(エクセル)基本講座：四捨五入の関数</dc:title>
    <meta:creation-date>2011-01-16T19:17:02.26</meta:creation-date>
    <meta:generator>OpenOffice.org/3.2$Win32 OpenOffice.org_project/320m18$Build-9502</meta:generator>
    <meta:editing-duration>PT6H5M1S</meta:editing-duration>
    <meta:editing-cycles>44</meta:editing-cycles>
    <dc:date>2011-04-06T16:04:31.46</dc:date>
    <meta:document-statistic meta:table-count="1" meta:cell-count="55" meta:object-count="1"/>
  </office:meta>
</office:document-meta>
</file>